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1ac9" officeooo:paragraph-rsid="00191ac9" style:font-weight-asian="bold" style:font-weight-complex="bold"/>
    </style:style>
    <style:style style:name="P2" style:family="paragraph" style:parent-style-name="Standard">
      <style:text-properties fo:font-weight="normal" officeooo:rsid="001a0b35" officeooo:paragraph-rsid="001a0b35" style:font-weight-asian="normal" style:font-weight-complex="normal"/>
    </style:style>
    <style:style style:name="P3" style:family="paragraph" style:parent-style-name="Standard">
      <style:text-properties fo:font-size="14pt" officeooo:rsid="00191ac9" officeooo:paragraph-rsid="00191ac9" style:font-size-asian="14pt" style:font-size-complex="14pt"/>
    </style:style>
    <style:style style:name="P4" style:family="paragraph" style:parent-style-name="Standard">
      <style:text-properties fo:font-size="14pt" fo:font-weight="bold" officeooo:rsid="00191ac9" officeooo:paragraph-rsid="00191ac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normal" fo:font-weight="normal" officeooo:rsid="001a0b35" officeooo:paragraph-rsid="001a0b3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ae808" officeooo:paragraph-rsid="001ae80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normal" officeooo:rsid="001a0b35" officeooo:paragraph-rsid="001a0b35" style:font-weight-asian="normal" style:font-weight-complex="normal"/>
    </style:style>
    <style:style style:name="P8" style:family="paragraph" style:parent-style-name="Standard">
      <style:text-properties fo:font-weight="normal" officeooo:rsid="001a0b35" officeooo:paragraph-rsid="001ae808" style:font-weight-asian="normal" style:font-weight-complex="normal"/>
    </style:style>
    <style:style style:name="P9" style:family="paragraph" style:parent-style-name="Standard">
      <style:text-properties officeooo:rsid="00191ac9" officeooo:paragraph-rsid="00191ac9"/>
    </style:style>
    <style:style style:name="P10" style:family="paragraph" style:parent-style-name="Standard">
      <style:text-properties officeooo:rsid="001c7969" officeooo:paragraph-rsid="001c7969"/>
    </style:style>
    <style:style style:name="P11" style:family="paragraph" style:parent-style-name="Standard">
      <style:text-properties officeooo:rsid="001eba63" officeooo:paragraph-rsid="001eba63"/>
    </style:style>
    <style:style style:name="P12" style:family="paragraph" style:parent-style-name="Standard">
      <style:text-properties fo:font-weight="bold" officeooo:rsid="00206002" officeooo:paragraph-rsid="00206002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ae808"/>
    </style:style>
    <style:style style:name="T5" style:family="text">
      <style:text-properties officeooo:rsid="001dab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23 April Interview </text:p>
      <text:p text:style-name="P3"/>
      <text:p text:style-name="P3">Mrs clark</text:p>
      <text:p text:style-name="P4">Net neutrality </text:p>
      <text:p text:style-name="P1"/>
      <text:p text:style-name="P2">ceo </text:p>
      <text:p text:style-name="P2">currently - framework rapid deployment of fiber<text:line-break/>Spouth africa – leading the race in deployment of fiber optics </text:p>
      <text:p text:style-name="P2"><text:tab/>connectivity platform of choice </text:p>
      <text:p text:style-name="P2"><text:tab/>green <text:s/>unlimited copacity </text:p>
      <text:p text:style-name="P2">5g <text:s/>- 100 mg/s on mobile – backed by fiber</text:p>
      <text:p text:style-name="P2"><text:tab/>1mil divices per kilometer</text:p>
      <text:p text:style-name="P2"><text:tab/>mediate the need for ftth</text:p>
      <text:p text:style-name="P2"/>
      <text:p text:style-name="P2">consumers are scerd – want ftth now</text:p>
      <text:p text:style-name="P2"/>
      <text:p text:style-name="P2">fiber deployment – homes pasted / homes connected</text:p>
      <text:p text:style-name="P2">550 tho homes by </text:p>
      <text:p text:style-name="P2">understand why uptake is slower </text:p>
      <text:p text:style-name="P2"/>
      <text:p text:style-name="P2">predict – 2018 1.1 mill homes double homes past </text:p>
      <text:p text:style-name="P2"/>
      <text:p text:style-name="P2">how is that spread across sa?</text:p>
      <text:p text:style-name="P2">Mostly main areas</text:p>
      <text:p text:style-name="P2">pushing for rural but there is rural and then there is really rural (paraphased)</text:p>
      <text:p text:style-name="P2">connecting schools – government issues</text:p>
      <text:p text:style-name="P2"/>
      <text:p text:style-name="P2">how does fiber benchmark against the other connectivity options</text:p>
      <text:p text:style-name="P2"><text:tab/>need for iotf </text:p>
      <text:p text:style-name="P2"><text:tab/>not well against the other – nieche market</text:p>
      <text:p text:style-name="P2"><text:tab/>but they are doing <text:span text:style-name="T1">Decent </text:span><text:span text:style-name="T2">50/50 split</text:span></text:p>
      <text:p text:style-name="P5"><text:tab/></text:p>
      <text:p text:style-name="P5">telcom has had a significant drop in ADSL</text:p>
      <text:p text:style-name="P5"/>
      <text:p text:style-name="P5">Next 5 – 10 years?</text:p>
      <text:p text:style-name="P5"/>
      <text:p text:style-name="P5">IF we still have copper in the ground in 5 years I need a new job. Essentailly WE SHOULD NOT HAVE COPPER IN THE GROUND</text:p>
      <text:p text:style-name="P5">cheaper to deploy fiber optics</text:p>
      <text:p text:style-name="P5">cheaper to replpace fiber that spead up what is in the ground </text:p>
      <text:p text:style-name="P5"/>
      <text:p text:style-name="P5">What are the demands ? </text:p>
      <text:p text:style-name="P5"><text:tab/>Lobbing for work frrom home environment </text:p>
      <text:p text:style-name="P6"><text:tab/>Flexible work environments</text:p>
      <text:p text:style-name="P6"/>
      <text:p text:style-name="P6">this is a brand new project – nobody else is deploying fiber </text:p>
      <text:p text:style-name="P6"><text:tab/>Fiber was thought to only be for first world countries</text:p>
      <text:p text:style-name="P6"><text:tab/>The need to dig up roads and other things is incredibly expensive </text:p>
      <text:p text:style-name="P6"><text:tab/><text:tab/>But it needs to be done</text:p>
      <text:p text:style-name="P6"/>
      <text:p text:style-name="P6"><text:soft-page-break/>Net neutrality </text:p>
      <text:p text:style-name="P6"><text:tab/>Where do the network operators land on it </text:p>
      <text:p text:style-name="P6"><text:tab/><text:tab/>in sa we havent have an open conversation about this </text:p>
      <text:p text:style-name="P6"><text:tab/><text:tab/>A talk we need have </text:p>
      <text:p text:style-name="P6"><text:tab/><text:tab/><text:tab/>DTPS claims to be for net neutrality but havent brought out anything to support this claim </text:p>
      <text:p text:style-name="P6">operators want to control traffic – wont admit to this but one can make assumptions about the usage of data and who is being throttled and who is not </text:p>
      <text:p text:style-name="P6">areas where they can make the most money ( Rich people verse rural areas) </text:p>
      <text:p text:style-name="P6"/>
      <text:p text:style-name="P6">DOESNT FIBER Surcumvent net neutrality </text:p>
      <text:p text:style-name="P6">no – the thing with high speed broudband - </text:p>
      <text:p text:style-name="P6"><text:tab/>it is the rural areas that need this internet the most – the rural areas need to be able to get access</text:p>
      <text:p text:style-name="P2"><text:tab/><text:span text:style-name="T4">study from varisty</text:span></text:p>
      <text:p text:style-name="P8"><text:tab/><text:span text:style-name="T4">We MUST lobby for net neutrality for them. We need to make sure all data is treated equily.</text:span></text:p>
      <text:p text:style-name="P8"><text:span text:style-name="T4"><text:s/></text:span></text:p>
      <text:p text:style-name="P9"/>
      <text:p text:style-name="P9"/>
      <text:p text:style-name="P10">Big fight is over wireless open access network </text:p>
      <text:p text:style-name="P10"><text:tab/>implies a single operator deployes a high speed network that ISPs sells </text:p>
      <text:p text:style-name="P10"/>
      <text:p text:style-name="P10">South Africa – one of the most expensive countries in the world when it comes to data</text:p>
      <text:p text:style-name="P10"><text:tab/>Because the users are willing to pay </text:p>
      <text:p text:style-name="P10"><text:tab/>its overpriced because they can because people will always pay</text:p>
      <text:p text:style-name="P10"><text:tab/><text:tab/>Open network is a threat to the operators not forfulling their obligation </text:p>
      <text:p text:style-name="P10"><text:tab/><text:tab/><text:tab/>Rural penatration shortage of an unconfirmed 3000 towers – <text:span text:style-name="T5">that need to be <text:tab/><text:tab/><text:tab/>built for compliance </text:span></text:p>
      <text:p text:style-name="P10"><text:tab/><text:tab/><text:tab/>-<text:span text:style-name="T5">operators have focused on areas where they will make money</text:span></text:p>
      <text:p text:style-name="P10"><text:tab/><text:tab/><text:tab/>prepaid is even more expensive </text:p>
      <text:p text:style-name="P10"/>
      <text:p text:style-name="P10">If the ekasa they need to participate in the formulation of the policy what is the result for sa</text:p>
      <text:p text:style-name="P10"/>
      <text:p text:style-name="P10"><text:tab/>We wont feel the impact of net neutrality </text:p>
      <text:p text:style-name="P10"><text:tab/><text:tab/>we will notice when the bandwidth runs out...</text:p>
      <text:p text:style-name="P10"><text:tab/><text:tab/>The poor are the people going to suffer</text:p>
      <text:p text:style-name="P10"><text:tab/>No paid prioitorization </text:p>
      <text:p text:style-name="P10"><text:tab/><text:tab/>companies being given priooties</text:p>
      <text:p text:style-name="P10"/>
      <text:p text:style-name="P10"/>
      <text:p text:style-name="P11">Conference – Cape town </text:p>
      <text:p text:style-name="P11">- First week of october</text:p>
      <text:p text:style-name="P11">- products on display</text:p>
      <text:p text:style-name="P11">- fiber and what its about</text:p>
      <text:p text:style-name="P11">- fttx council conference</text:p>
      <text:p text:style-name="P11"/>
      <text:p text:style-name="P12"><text:s/><text:span text:style-name="T3">Darkfiber africa </text:span></text:p>
      <text:p text:style-name="P12"><text:span text:style-name="T3">squidnet </text:span></text:p>
      <text:p text:style-name="P12"><text:span text:style-name="T3"/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30:43.525599026</meta:creation-date>
    <meta:editing-duration>PT9M16S</meta:editing-duration>
    <meta:editing-cycles>5</meta:editing-cycles>
    <meta:generator>LibreOffice/5.4.6.2$Linux_X86_64 LibreOffice_project/40m0$Build-2</meta:generator>
    <dc:date>2018-04-23T17:00:35.622781078</dc:date>
    <meta:document-statistic meta:table-count="0" meta:image-count="0" meta:object-count="0" meta:page-count="2" meta:paragraph-count="71" meta:word-count="548" meta:character-count="3146" meta:non-whitespace-character-count="2563"/>
  </office:meta>
</office:document-meta>
</file>